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egoe Marker" svg:font-family="'Segoe Marker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4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officeooo:rsid="00046c95" officeooo:paragraph-rsid="00046c95"/>
    </style:style>
    <style:style style:name="P2" style:family="paragraph" style:parent-style-name="Table_20_Contents">
      <style:text-properties style:font-name="Liberation Serif" officeooo:rsid="0006c6b9" officeooo:paragraph-rsid="0006c6b9"/>
    </style:style>
    <style:style style:name="P3" style:family="paragraph" style:parent-style-name="Standard">
      <style:text-properties style:font-name="Liberation Serif" officeooo:rsid="00046c95" officeooo:paragraph-rsid="00046c95"/>
    </style:style>
    <style:style style:name="P4" style:family="paragraph" style:parent-style-name="Standard" style:list-style-name="L1">
      <style:text-properties style:font-name="Liberation Serif" officeooo:rsid="0006c6b9" officeooo:paragraph-rsid="0006c6b9"/>
    </style:style>
    <style:style style:name="P5" style:family="paragraph" style:parent-style-name="Standard">
      <style:text-properties style:font-name="Liberation Serif" officeooo:rsid="0006c6b9" officeooo:paragraph-rsid="0006c6b9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3b9b0" officeooo:paragraph-rsid="002f8a4d"/>
    </style:style>
    <style:style style:name="P7" style:family="paragraph" style:parent-style-name="Standard">
      <style:text-properties style:font-name="Liberation Serif" style:text-underline-style="solid" style:text-underline-width="auto" style:text-underline-color="font-color" officeooo:rsid="00046c95" officeooo:paragraph-rsid="00046c95"/>
    </style:style>
    <style:style style:name="P8" style:family="paragraph" style:parent-style-name="Standard">
      <style:text-properties style:font-name="Liberation Serif" style:text-underline-style="solid" style:text-underline-width="auto" style:text-underline-color="font-color" officeooo:rsid="0006c6b9" officeooo:paragraph-rsid="0006c6b9"/>
    </style:style>
    <style:style style:name="P9" style:family="paragraph" style:parent-style-name="Standard">
      <style:text-properties style:font-name="Liberation Serif" style:text-underline-style="none" officeooo:rsid="00046c95" officeooo:paragraph-rsid="00046c95"/>
    </style:style>
    <style:style style:name="P10" style:family="paragraph" style:parent-style-name="Standard">
      <style:paragraph-properties fo:text-align="justify" style:justify-single-word="false"/>
      <style:text-properties style:font-name="Liberation Serif" style:text-underline-style="none" officeooo:rsid="00046c95" officeooo:paragraph-rsid="00175c1f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0a99f8" officeooo:paragraph-rsid="000a99f8"/>
    </style:style>
    <style:style style:name="P12" style:family="paragraph" style:parent-style-name="Standard" style:list-style-name="L5">
      <style:paragraph-properties fo:text-align="justify" style:justify-single-word="false"/>
      <style:text-properties officeooo:paragraph-rsid="00175c1f"/>
    </style:style>
    <style:style style:name="P13" style:family="paragraph" style:parent-style-name="Standard" style:list-style-name="L5">
      <style:paragraph-properties fo:text-align="justify" style:justify-single-word="false"/>
      <style:text-properties officeooo:rsid="00175c1f" officeooo:paragraph-rsid="00175c1f"/>
    </style:style>
    <style:style style:name="P14" style:family="paragraph" style:parent-style-name="Standard">
      <style:paragraph-properties fo:text-align="justify" style:justify-single-word="false"/>
      <style:text-properties officeooo:rsid="00175c1f" officeooo:paragraph-rsid="00175c1f"/>
    </style:style>
    <style:style style:name="P15" style:family="paragraph" style:parent-style-name="Standard">
      <style:paragraph-properties fo:text-align="justify" style:justify-single-word="false"/>
      <style:text-properties officeooo:rsid="00175c1f" officeooo:paragraph-rsid="00213c6c"/>
    </style:style>
    <style:style style:name="P16" style:family="paragraph" style:parent-style-name="Standard">
      <style:paragraph-properties fo:text-align="justify" style:justify-single-word="false"/>
      <style:text-properties officeooo:rsid="001a2077" officeooo:paragraph-rsid="001a2077"/>
    </style:style>
    <style:style style:name="P17" style:family="paragraph" style:parent-style-name="Table_20_Contents" style:list-style-name="L2">
      <style:text-properties style:font-name="Liberation Serif" officeooo:rsid="00105fa0" officeooo:paragraph-rsid="00105fa0"/>
    </style:style>
    <style:style style:name="P18" style:family="paragraph" style:parent-style-name="Table_20_Contents" style:list-style-name="L3">
      <style:text-properties style:font-name="Liberation Serif" officeooo:rsid="00105fa0" officeooo:paragraph-rsid="00105fa0"/>
    </style:style>
    <style:style style:name="P19" style:family="paragraph" style:parent-style-name="Table_20_Contents" style:list-style-name="L2">
      <style:text-properties style:font-name="Liberation Serif" officeooo:rsid="0006c6b9" officeooo:paragraph-rsid="0006c6b9"/>
    </style:style>
    <style:style style:name="P20" style:family="paragraph" style:parent-style-name="Table_20_Contents" style:list-style-name="L4">
      <style:text-properties style:font-name="Liberation Serif" officeooo:rsid="0006c6b9" officeooo:paragraph-rsid="0006c6b9"/>
    </style:style>
    <style:style style:name="P21" style:family="paragraph" style:parent-style-name="Table_20_Contents" style:list-style-name="L4">
      <style:text-properties style:font-name="Liberation Serif" officeooo:rsid="0013b9b0" officeooo:paragraph-rsid="0013b9b0"/>
    </style:style>
    <style:style style:name="P22" style:family="paragraph" style:parent-style-name="Table_20_Contents" style:list-style-name="L3">
      <style:text-properties style:font-name="Liberation Serif" officeooo:rsid="0013b9b0" officeooo:paragraph-rsid="0013b9b0"/>
    </style:style>
    <style:style style:name="P23" style:family="paragraph" style:parent-style-name="Table_20_Contents" style:list-style-name="L3">
      <style:text-properties style:font-name="Liberation Serif" officeooo:rsid="0018adf4" officeooo:paragraph-rsid="0018adf4"/>
    </style:style>
    <style:style style:name="P24" style:family="paragraph" style:parent-style-name="Footer">
      <style:paragraph-properties fo:text-align="center" style:justify-single-word="false"/>
      <style:text-properties style:font-name="Liberation Serif" officeooo:paragraph-rsid="00082328"/>
    </style:style>
    <style:style style:name="P25" style:family="paragraph" style:parent-style-name="Header">
      <style:paragraph-properties fo:text-align="center" style:justify-single-word="false"/>
      <style:text-properties fo:color="#ffffff" style:font-name="Segoe Marker" fo:font-size="40pt" fo:font-style="normal" style:text-underline-style="none" fo:font-weight="bold" officeooo:rsid="00046c95" officeooo:paragraph-rsid="0018adf4" fo:background-color="#ff3399" style:font-size-asian="40pt" style:font-style-asian="normal" style:font-weight-asian="bold" style:font-size-complex="40pt" style:font-style-complex="normal" style:font-weight-complex="bold"/>
    </style:style>
    <style:style style:name="P26" style:family="paragraph" style:parent-style-name="Header">
      <style:paragraph-properties fo:text-align="center" style:justify-single-word="false"/>
      <style:text-properties fo:color="#b2b2b2" style:font-name="Impact" fo:font-size="18pt" fo:font-style="normal" fo:font-weight="normal" officeooo:rsid="00046c95" officeooo:paragraph-rsid="0018adf4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5fa0"/>
    </style:style>
    <style:style style:name="T3" style:family="text">
      <style:text-properties officeooo:rsid="0015b3b9"/>
    </style:style>
    <style:style style:name="T4" style:family="text">
      <style:text-properties style:font-name="Liberation Serif" style:text-underline-style="none"/>
    </style:style>
    <style:style style:name="T5" style:family="text">
      <style:text-properties style:font-name="Liberation Serif" style:text-underline-style="none" officeooo:rsid="0015b3b9"/>
    </style:style>
    <style:style style:name="T6" style:family="text">
      <style:text-properties style:font-name="Liberation Serif" style:text-underline-style="none" officeooo:rsid="00175c1f"/>
    </style:style>
    <style:style style:name="T7" style:family="text">
      <style:text-properties style:font-name="Liberation Serif" style:text-underline-style="none" officeooo:rsid="0018adf4"/>
    </style:style>
    <style:style style:name="T8" style:family="text">
      <style:text-properties style:font-name="Liberation Serif" style:text-underline-style="none" officeooo:rsid="001a2077"/>
    </style:style>
    <style:style style:name="T9" style:family="text">
      <style:text-properties style:font-name="Liberation Serif" style:text-underline-style="none" officeooo:rsid="001b1c4b"/>
    </style:style>
    <style:style style:name="T10" style:family="text">
      <style:text-properties style:font-name="Liberation Serif" style:text-underline-style="none" officeooo:rsid="001bac62"/>
    </style:style>
    <style:style style:name="T11" style:family="text">
      <style:text-properties style:font-name="Liberation Serif" style:text-underline-style="none" officeooo:rsid="001da9b6"/>
    </style:style>
    <style:style style:name="T12" style:family="text">
      <style:text-properties style:font-name="Liberation Serif" style:text-underline-style="none" officeooo:rsid="001e4f02"/>
    </style:style>
    <style:style style:name="T13" style:family="text">
      <style:text-properties style:font-name="Liberation Serif" style:text-underline-style="none" officeooo:rsid="00213c6c"/>
    </style:style>
    <style:style style:name="T14" style:family="text">
      <style:text-properties style:font-name="Liberation Serif" style:text-underline-style="none" officeooo:rsid="0013b9b0"/>
    </style:style>
    <style:style style:name="T15" style:family="text">
      <style:text-properties style:font-name="Liberation Serif" style:text-underline-style="none" officeooo:rsid="0021893c"/>
    </style:style>
    <style:style style:name="T16" style:family="text">
      <style:text-properties style:font-name="Liberation Serif" style:text-underline-style="none" officeooo:rsid="0022a840"/>
    </style:style>
    <style:style style:name="T17" style:family="text">
      <style:text-properties style:font-name="Liberation Serif" style:text-underline-style="none" officeooo:rsid="00234e41"/>
    </style:style>
    <style:style style:name="T18" style:family="text">
      <style:text-properties style:font-name="Liberation Serif" style:text-underline-style="none" officeooo:rsid="0023cc1e"/>
    </style:style>
    <style:style style:name="T19" style:family="text">
      <style:text-properties style:font-name="Liberation Serif" style:text-underline-style="none" officeooo:rsid="00258bfd"/>
    </style:style>
    <style:style style:name="T20" style:family="text">
      <style:text-properties style:font-name="Liberation Serif" style:text-underline-style="none" officeooo:rsid="00300710"/>
    </style:style>
    <style:style style:name="T21" style:family="text">
      <style:text-properties style:font-name="Liberation Serif" style:text-underline-style="none" officeooo:rsid="0031dc36"/>
    </style:style>
    <style:style style:name="T22" style:family="text">
      <style:text-properties style:font-name="Liberation Serif" fo:font-style="italic" style:text-underline-style="none" style:font-style-asian="italic" style:font-style-complex="italic"/>
    </style:style>
    <style:style style:name="T23" style:family="text">
      <style:text-properties style:font-name="Liberation Serif" fo:font-style="italic" style:text-underline-style="none" officeooo:rsid="0015b3b9" style:font-style-asian="italic" style:font-style-complex="italic"/>
    </style:style>
    <style:style style:name="T24" style:family="text">
      <style:text-properties style:font-name="Liberation Serif" fo:font-style="italic" style:text-underline-style="none" officeooo:rsid="00175c1f" style:font-style-asian="italic" style:font-style-complex="italic"/>
    </style:style>
    <style:style style:name="T25" style:family="text">
      <style:text-properties style:font-name="Liberation Serif" fo:font-style="italic" style:text-underline-style="none" officeooo:rsid="0018adf4" style:font-style-asian="italic" style:font-style-complex="italic"/>
    </style:style>
    <style:style style:name="T26" style:family="text">
      <style:text-properties style:font-name="Liberation Serif" fo:font-style="italic" style:text-underline-style="none" officeooo:rsid="001a2077" style:font-style-asian="italic" style:font-style-complex="italic"/>
    </style:style>
    <style:style style:name="T27" style:family="text">
      <style:text-properties officeooo:rsid="001fd923"/>
    </style:style>
    <style:style style:name="T28" style:family="text">
      <style:text-properties officeooo:rsid="0027a2ea"/>
    </style:style>
    <style:style style:name="T29" style:family="text">
      <style:text-properties officeooo:rsid="00289e4a"/>
    </style:style>
    <style:style style:name="T30" style:family="text">
      <style:text-properties officeooo:rsid="00290ab2"/>
    </style:style>
    <style:style style:name="T31" style:family="text">
      <style:text-properties officeooo:rsid="002bde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/>Kelner </text:p>
      <text:p text:style-name="P26"><text:span text:style-name="T1">Simulator 2014</text:span> </text:p>
      <text:p text:style-name="P11"/>
      <text:p text:style-name="P11">DOKUMENTACJA PROJEKTU</text:p>
      <text:p text:style-name="P1"/>
      <text:p text:style-name="P7">Ogólne informacje o programie:</text:p>
      <text:p text:style-name="P1"/>
      <text:p text:style-name="P6"><text:tab/>“Kelner Simulator 2014” to program umożliwiający symulację funkcjonowania restauracji. <text:span text:style-name="T31">Zadaniem użytkownika jest prawidłowe reagowanie na zdarzenia. Może on poczuć się jak prawdziwy kierownik zmiany mając </text:span>możliwość wydawania poleceń czterem kelnerkom: <text:span text:style-name="T31">Doris, Fionie, Marlence i Patrycji. Od jego zaangażowania w kierowanie zespołem zależy zadowolenie klientów. Użytkownik za pomocą dopasowanego interfejsu komunikuje się z programem używając języka naturalnego. <text:s/>Dzięki temu praca z programem jeszcze bardziej przypomina rzeczywiste kierowanie zmianą w restauracji. Specjalnie przygotowany słownik zawiera słowa takie jak “kelnerka”, “stolik” czy “zamówienie”. Komunikacja przebiega poprzez input oraz output. Użytkownik wpisuje komendy, które są interpretowane i wyświetlane jako aktualne zadania kelnerek. W outpucie także mogą pojawić się informacje o gotowości zamówienia do podania klientowi.</text:span></text:p>
      <text:p text:style-name="P1"/>
      <text:p text:style-name="P7">Sposób obsługi programu:</text:p>
      <text:p text:style-name="P7"/>
      <text:p text:style-name="P9"><text:tab/><text:span text:style-name="T27">Elementy interfejsu:</text:span></text:p>
      <text:p text:style-name="P9"/>
      <text:p text:style-name="P10"><text:tab/><text:span text:style-name="T3">Na początku znajdujemy się w scenie zawierającej menu naszego programu. Z lewej strony widzimy panel z 3 opcjami do wyboru:</text:span></text:p>
      <text:list xml:id="list4805529812382220010" text:style-name="L5">
        <text:list-item>
          <text:p text:style-name="P12"><text:span text:style-name="T5">Przycisk </text:span><text:span text:style-name="T23">Start</text:span><text:span text:style-name="T5"> przeniesie nas do widoku restauracji i umożliwi rozpoczęcie symulacji. </text:span><text:span text:style-name="T8">Aby powrócić do menu należy kliknąć </text:span><text:span text:style-name="T26">Menu</text:span><text:span text:style-name="T8">, umiejscowione w górnym prawym rogu ekranu.</text:span></text:p>
        </text:list-item>
        <text:list-item>
          <text:p text:style-name="P12"><text:span text:style-name="T5">Przycisk </text:span><text:span text:style-name="T24">Authors</text:span><text:span text:style-name="T5"> </text:span><text:span text:style-name="T6">przeniesie nas do widoku zawierającego imiona i nazwiska autorów programu. </text:span><text:span text:style-name="T7">Powrót do menu umożliwia natomiast przycisk </text:span><text:span text:style-name="T25">Back</text:span><text:span text:style-name="T7">.</text:span></text:p>
        </text:list-item>
        <text:list-item>
          <text:p text:style-name="P13"><text:span text:style-name="T4">Przycisk </text:span><text:span text:style-name="T22">Exit</text:span><text:span text:style-name="T4"> umożliwia zakończenie pracy z programem.</text:span></text:p>
        </text:list-item>
      </text:list>
      <text:p text:style-name="P16"><text:span text:style-name="T4">Przejdźmy teraz do widoku sceny restauracji. Oprócz przycisku </text:span><text:span text:style-name="T22">Menu</text:span><text:span text:style-name="T4"> znajduje się tam więcej elementów interfejsu. U dołu ekranu znajduje się panel obsługujący komendy dla kelnerek. Aby wydać polecenie należy wpisać j</text:span><text:span text:style-name="T10">e</text:span><text:span text:style-name="T4"> w miejscu inputu oraz kliknąć </text:span><text:span text:style-name="T22">Send</text:span><text:span text:style-name="T4">. </text:span><text:span text:style-name="T9">Należy zauważyć, że wpisany przez nas tekst pojawi się na liście komend powyżej. Lista ta przedstawia aktualne oraz poprzednie polecenia. W przypadku gdy komend jest wpisane więcej niż może zmieścić się w polu, należy posłużyć się scrollem po prawej stronie ekranu. </text:span><text:span text:style-name="T10">Przenieśmy swój wzrok na lewą stronę ekranu. Znajdują się tam avatary naszych czterech kelnerek. Ich imiona, a szczególnie numer ułatwiają odwoływanie się do konkretnej z nich przy wydawaniu poleceń. </text:span><text:span text:style-name="T11">Poniżej każdego z avatarów znajduje się aktualnie wykonywana przez kelnerkę komenda. </text:span><text:span text:style-name="T12">Ułatwia to użytkownikowi zorientowanie się w sytuacji w restauracji.</text:span></text:p>
      <text:p text:style-name="P16"><text:span text:style-name="T12"><text:tab/></text:span></text:p>
      <text:p text:style-name="P14"><text:span text:style-name="T4"><text:tab/></text:span><text:span text:style-name="T13">Zdarzenia:</text:span></text:p>
      <text:p text:style-name="P14"><text:span text:style-name="T13"/></text:p>
      <text:p text:style-name="P15"><text:span text:style-name="T13"><text:tab/>“</text:span><text:span text:style-name="T16">Kelner!!!</text:span><text:span text:style-name="T13">” - Symulacja rozpoczyna się kiedy w restauracji nie ma jeszcze klientów. Szybko jednak sala zapełnia się gośćmi. </text:span><text:span text:style-name="T14">Na scenie naszego symulatora znajdują się stoliki generujące </text:span><text:soft-page-break/><text:span text:style-name="T14">zdarzenia. Kiedy goście zasiądą przy jednym z nich należy spodziewać się, że wkrótce wezwą do siebie kelnera. </text:span><text:span text:style-name="T13">Znakiem dla użytkownika do wysłania kelnerki będzie grafika pojawiająca się nad stolikiem, przedstawiająca napis “Kelner!!!”.</text:span><text:span text:style-name="T14"> Wtedy rolą użytkownika jest wydać mu polecenie </text:span><text:span text:style-name="T5">poprzez wpisanie odpowiedniej komendy </text:span><text:span text:style-name="T15">np. “niech kelner</text:span><text:span text:style-name="T17">ka</text:span><text:span text:style-name="T15"> 1 odbierze zamówienie od stolika 1”.</text:span></text:p>
      <text:p text:style-name="P15"><text:span text:style-name="T15"><text:tab/></text:span><text:span text:style-name="T16">Kiedy kelnerka odbierze zamówienie automatycznie wraca do kuchni aby je przygotować. Po pewnym czasie, w miejscu outputu, wyświetli się informacja, że zamówienie jest gotowe do zaniesienia do stolika. </text:span><text:span text:style-name="T17">Wtedy należy wydać odpowiednie polecenie, przykładowo “niech kelnerka 1 zaniesie zamówienie do stolika 1”. Kiedy klienci otrzymają zamówione dania <text:s/>kelnerka znów automatycznie wróci do swojego miejsca startowego. </text:span></text:p>
      <text:p text:style-name="P15"><text:span text:style-name="T17"><text:tab/>Kolejny </text:span><text:span text:style-name="T18">etap symulacji przedstawia czynność sprzątania stolika. Kiedy klienci opuszczą restaurację, nad stolikiem pojawi się informacja dla użytkownika o konieczności sprzątnięcia go. </text:span><text:span text:style-name="T19">Jest to kolejny moment, w którym należy wydać polecenie kelnerce. Przykład: “niech kelnerka 1 oczyści stolik 1”. Znów powrót do kuchni lub za bar przebiega automatycznie.</text:span></text:p>
      <text:p text:style-name="P15"><text:span text:style-name="T19"><text:tab/></text:span><text:span text:style-name="T20">Oczywiście w danym momencie w restauracji może znajdować się dowolna liczba gości. </text:span><text:span text:style-name="T21">Oznacza to, że konieczne może być jednoczesne kierowanie większością, a nawet wszystkimi kelnerkami. Zadanie wówczas staje się trudniejsze, lecz jednocześnie ciekawsze. Generowana większa liczba zdarzeń to wyzwanie, któremu podoła tylko skupiony kierownik zmiany!</text:span></text:p>
      <text:p text:style-name="P15"><text:span text:style-name="T17"><text:tab/></text:span></text:p>
      <text:p text:style-name="P8">Podział prac:</text:p>
      <text:list xml:id="list8534201159388884775" text:style-name="L1">
        <text:list-header>
          <text:p text:style-name="P4"/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mię i nazwisko:</text:p>
          </table:table-cell>
          <table:table-cell table:style-name="Table1.B1" office:value-type="string">
            <text:p text:style-name="P2">Wkład w projekt:</text:p>
          </table:table-cell>
        </table:table-row>
        <table:table-row>
          <table:table-cell table:style-name="Table1.A2" office:value-type="string">
            <text:p text:style-name="P2">Grzegorz Bąk</text:p>
          </table:table-cell>
          <table:table-cell table:style-name="Table1.B2" office:value-type="string">
            <text:list xml:id="list5060506586268782345" text:style-name="L2">
              <text:list-item>
                <text:p text:style-name="P17">Wykonanie modelu 3D kelnerki,</text:p>
              </text:list-item>
              <text:list-item>
                <text:p text:style-name="P19">Wykonanie modeli 3D <text:span text:style-name="T2">elementów wystoju restauracji,</text:span></text:p>
              </text:list-item>
              <text:list-item>
                <text:p text:style-name="P17">Interpreter (parser: słownik, parser: input, wysyłanie komunikatów BETA, obsługa błędów)</text:p>
              </text:list-item>
            </text:list>
          </table:table-cell>
        </table:table-row>
        <table:table-row>
          <table:table-cell table:style-name="Table1.A2" office:value-type="string">
            <text:p text:style-name="P2">Marcin Łazur</text:p>
          </table:table-cell>
          <table:table-cell table:style-name="Table1.B2" office:value-type="string">
            <text:list xml:id="list2730457490522677874" text:style-name="L3">
              <text:list-item>
                <text:p text:style-name="P18">Przygotowanie słów do słownika,</text:p>
              </text:list-item>
              <text:list-item>
                <text:p text:style-name="P22">Rozplanowanie optymalnych ścieżek dla kelnerek <text:span text:style-name="T30">z ich miejsc startowych do poszczególnych stolików</text:span>,</text:p>
              </text:list-item>
              <text:list-item>
                <text:p text:style-name="P23">Narysowanie tła dla menu,</text:p>
              </text:list-item>
              <text:list-item>
                <text:p text:style-name="P23">Narysowanie grafik wyświetlanych nad stolikami</text:p>
              </text:list-item>
            </text:list>
          </table:table-cell>
        </table:table-row>
        <table:table-row>
          <table:table-cell table:style-name="Table1.A2" office:value-type="string">
            <text:p text:style-name="P2">Mateusz Pusty</text:p>
          </table:table-cell>
          <table:table-cell table:style-name="Table1.B2" office:value-type="string">
            <text:list xml:id="list8730730315434153174" text:style-name="L3">
              <text:list-item>
                <text:p text:style-name="P18">Rozmieszczenie punktów nawigacji umożliwiających przemieszczanie się kelnerki,</text:p>
              </text:list-item>
              <text:list-item>
                <text:p text:style-name="P18">Generowanie zamówień przez stoliki</text:p>
              </text:list-item>
            </text:list>
          </table:table-cell>
        </table:table-row>
        <table:table-row>
          <table:table-cell table:style-name="Table1.A2" office:value-type="string">
            <text:p text:style-name="P2">Weronika Sieińska</text:p>
          </table:table-cell>
          <table:table-cell table:style-name="Table1.B2" office:value-type="string">
            <text:list xml:id="list8043340600648408329" text:style-name="L4">
              <text:list-item>
                <text:p text:style-name="P20">Przygotowanie dokumentacji,</text:p>
              </text:list-item>
              <text:list-item>
                <text:p text:style-name="P20">Przygotowanie listy potraw <text:span text:style-name="T29">dostępnych dla klientów naszej restauracji</text:span>,</text:p>
              </text:list-item>
              <text:list-item>
                <text:p text:style-name="P21">Wykonanie interfejsu użytkownika (<text:span text:style-name="T28">ułożenie elementów, dostosowanie ich do różnych wymiarów okna, dobór czcionek, zapewnienie możliwości przemieszczania się między scenami tj. wprowadzenie odpowiednich buttonów, oskryptowanie elementów interfejsu)</text:span></text:p>
              </text:list-item>
            </text:list>
          </table:table-cell>
        </table:table-row>
      </table:table>
      <text:list xml:id="list53601151174691" text:continue-list="list8534201159388884775" text:style-name="L1">
        <text:list-header>
          <text:p text:style-name="P4"/>
        </text:list-header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egoe Marker" svg:font-family="'Segoe Marker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officeooo:paragraph-rsid="0008232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22:30:28.674000000</meta:creation-date>
    <dc:date>2015-01-29T05:36:00.933000000</dc:date>
    <meta:editing-duration>PT2H35M45S</meta:editing-duration>
    <meta:editing-cycles>42</meta:editing-cycles>
    <meta:generator>LibreOffice/4.3.2.2$Windows_x86 LibreOffice_project/edfb5295ba211bd31ad47d0bad0118690f76407d</meta:generator>
    <meta:document-statistic meta:table-count="1" meta:image-count="0" meta:object-count="0" meta:page-count="2" meta:paragraph-count="39" meta:word-count="673" meta:character-count="5008" meta:non-whitespace-character-count="4371"/>
  </office:meta>
</office:document-meta>
</file>